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xStreamHandler.dtdInternal( String dt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StreamHandler.cDataInternal(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StreamHandler.charactersInternal(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StreamHandler.startDocumentInter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StreamHandler.endDocumentInter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StreamHandler.startElementInternal( QName name , Attributes attributes , Map &lt; String , String &gt; namespaceMappin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taxStreamHandler.start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axStreamHandler.StaxStreamHandler( XMLStreamWriter stream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StreamHandler.processingInstructionInternal( String target ,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StreamHandler.skippedEntityInternal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axStreamHandler.endElementInternal( QName name , Map &lt; String , String &gt; namespace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StreamHandler.ignorableWhitespaceInternal(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StreamHandler.commentInternal( String com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StreamHandler.setDocumentLocator( 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axStreamHandler.en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